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fo:language="en" fo:country="US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fo:language="en" fo:country="US" fo:font-weight="bol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24040048105_1409"/><text:span text:style-name="T2">1. The following video about negotiation corresponds to part of the didactic material offer by "Magic Markers", on how to negotiate,  that can be consulted in:</text:span></text:p>
      <text:p text:style-name="P1"><text:bookmark text:name="yui_3_17_2_1_1624040048105_1410"/><text:bookmark text:name="yui_3_17_2_1_1624040048105_1411"/><text:a xlink:type="simple" xlink:href="https://www.youtube.com/channel/UCjxeK_mixc2-AvWUSmqe1gg" office:target-frame-name="_blank" xlink:show="new" text:style-name="Internet_20_link" text:visited-style-name="Visited_20_Internet_20_Link"><text:span text:style-name="T1">https://www.youtube.com/channel/UCjxeK_mixc2-AvWUSmqe1gg</text:span></text:a><text:a xlink:type="simple" xlink:href="https://www.youtube.com/channel/UCjxeK_mixc2-AvWUSmqe1gg" office:target-frame-name="_blank" xlink:show="new" text:style-name="Internet_20_link" text:visited-style-name="Visited_20_Internet_20_Link"> </text:a></text:p>
      <text:p text:style-name="Text_20_body">In that way you can complement what you have learned about negotiation and conflict management. The video answer the following concern: <text:span text:style-name="T1">How to negotiate properly?</text:span></text:p>
      <text:p text:style-name="Text_20_body"><text:a xlink:type="simple" xlink:href="https://youtu.be/CnF26cfIfQM" text:style-name="Internet_20_link" text:visited-style-name="Visited_20_Internet_20_Link">https://youtu.be/CnF26cfIfQM</text:a></text:p>
      <text:p text:style-name="Text_20_body">2. The following videos are examples of a real negotiation simulation that your are going to participate in the course which is called <text:span text:style-name="T1">Three-Party Coalition Exercise</text:span>: </text:p>
      <text:p text:style-name="Text_20_body"><text:a xlink:type="simple" xlink:href="https://youtu.be/O2d6XuDm-ok" office:target-frame-name="_blank" xlink:show="new" text:style-name="Internet_20_link" text:visited-style-name="Visited_20_Internet_20_Link">https://youtu.be/O2d6XuDm-ok</text:a></text:p>
      <text:p text:style-name="Text_20_body"><text:a xlink:type="simple" xlink:href="https://youtu.be/oaOv_iXOvtY" office:target-frame-name="_blank" xlink:show="new" text:style-name="Internet_20_link" text:visited-style-name="Visited_20_Internet_20_Link">https://youtu.be/oaOv_iXOvtY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13:14:53.078350708</dc:date>
    <meta:editing-duration>PT40M34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7" meta:word-count="81" meta:character-count="629" meta:non-whitespace-character-count="552"/>
  </office:meta>
</office:document-meta>
</file>